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">
      <style:paragraph-properties style:page-number="auto"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type and (sale.party.type.name + ' ') or '' &gt;</text:placeholder><text:placeholder text:placeholder-type="text">&lt;sale.party.name&gt;</text:placeholder></text:p>
      <text:p text:style-name="P1"><text:placeholder text:placeholder-type="text">&lt;sale.contact_address.name or ''&gt;</text:placeholder></text:p>
      <text:p text:style-name="P1"><text:placeholder text:placeholder-type="text">&lt;sale.contact_address.street or ''&gt;</text:placeholder></text:p>
      <text:p text:style-name="P1"><text:placeholder text:placeholder-type="text">&lt;sale.contact_address.streetbis or ''&gt;</text:placeholder></text:p>
      <text:p text:style-name="P1"><text:placeholder text:placeholder-type="text">&lt;sale.contact_address.zip or ''&gt;</text:placeholder> <text:placeholder text:placeholder-type="text">&lt;sale.contact_address.city or ''&gt;</text:placeholder></text:p>
      <text:p text:style-name="P1"><text:placeholder text:placeholder-type="text">&lt;sale.contact_address.subdivision and sale.contact_address.subdivision.name or ''&gt;</text:placeholder></text:p>
      <text:p text:style-name="P1"><text:placeholder text:placeholder-type="text">&lt;sale.contact_address.country and sale.contact_address.country.name or ''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sale.state == 'draft'"&gt;</text:placeholder></text:p>
      <text:h text:style-name="P9" text:outline-level="1">Draft Sale Order</text:h>
      <text:p text:style-name="P8"><text:placeholder text:placeholder-type="text">&lt;/when&gt;</text:placeholder></text:p>
      <text:p text:style-name="P8"><text:placeholder text:placeholder-type="text">&lt;when test="sale.state == 'quotation'"&gt;</text:placeholder></text:p>
      <text:h text:style-name="P9" text:outline-level="1">Quotation N°: <text:placeholder text:placeholder-type="text">&lt;sal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9" text:outline-level="1">Sale Order N°: <text:placeholder text:placeholder-type="text">&lt;sal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sale.party.lang, currency=sal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10-15T18:57:37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61" meta:word-count="22" meta:character-count="198"/>
  </office:meta>
</office:document-meta>
</file>